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800000369DEC0BE10DCC66B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.789cm" svg:height="23.721cm" draw:z-index="0"><draw:image xlink:href="Pictures/100002010000055800000369DEC0BE10DCC66B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9T15:05:35.427753218</meta:creation-date>
    <dc:date>2024-11-29T15:13:49.062853041</dc:date>
    <meta:editing-duration>PT8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